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2708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4.9785in"/>
    </style:style>
    <style:style style:name="Table1.B" style:family="table-column">
      <style:table-column-properties style:column-width="2.2917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style:paragraph-properties fo:break-before="auto" fo:break-after="auto" fo:padding="0in" fo:border="none"/>
    </style:style>
    <style:style style:name="P2" style:family="paragraph" style:parent-style-name="Standard">
      <style:paragraph-properties fo:margin-top="0.0835in" fo:margin-bottom="0in" loext:contextual-spacing="false" fo:line-height="130%" fo:padding="0in" fo:border="none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Open Sans" style:font-name-asian="Open Sans1" style:font-name-complex="Open Sans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Open Sans" fo:font-weight="bold" style:font-name-asian="Open Sans1" style:font-weight-asian="bold" style:font-name-complex="Open Sans1"/>
    </style:style>
    <style:style style:name="P6" style:family="paragraph" style:parent-style-name="Standard">
      <style:paragraph-properties fo:margin-top="0in" fo:margin-bottom="0in" loext:contextual-spacing="false" fo:line-height="115%" fo:padding="0in" fo:border="none"/>
    </style:style>
    <style:style style:name="P7" style:family="paragraph" style:parent-style-name="Standard">
      <style:paragraph-properties fo:margin-left="0in" fo:margin-right="0.2083in" fo:margin-top="0.0835in" fo:margin-bottom="0in" loext:contextual-spacing="false" fo:line-height="130%" fo:text-align="start" style:justify-single-word="false" fo:keep-together="auto" fo:orphans="0" fo:widows="0" fo:text-indent="0in" style:auto-text-indent="false" fo:padding="0in" fo:border="none" fo:keep-with-next="auto"/>
      <style:text-properties style:font-name="Open Sans" fo:font-weight="bold" style:font-name-asian="Open Sans1" style:font-weight-asian="bold" style:font-name-complex="Open Sans1"/>
    </style:style>
    <style:style style:name="P8" style:family="paragraph" style:parent-style-name="Standard">
      <style:paragraph-properties fo:margin-left="0in" fo:margin-right="0.2083in" fo:margin-top="0.222in" fo:margin-bottom="0in" loext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padding="0in" fo:border="none"/>
    </style:style>
    <style:style style:name="P10" style:family="paragraph" style:parent-style-name="Standard" style:master-page-name="Standard">
      <style:paragraph-properties fo:line-height="100%" style:page-number="1" fo:break-before="auto" fo:break-after="auto" fo:padding="0in" fo:border="none"/>
      <style:text-properties style:font-name="Open Sans" fo:font-size="6pt" style:font-name-asian="Open Sans1" style:font-size-asian="6pt" style:font-name-complex="Open Sans1" style:font-size-complex="6pt"/>
    </style:style>
    <style:style style:name="P11" style:family="paragraph" style:parent-style-name="Heading_20_1">
      <style:paragraph-properties fo:padding="0in" fo:border="none"/>
    </style:style>
    <style:style style:name="P12" style:family="paragraph" style:parent-style-name="Heading_20_2">
      <style:paragraph-properties fo:margin-top="0in" fo:margin-bottom="0in" loext:contextual-spacing="false" fo:line-height="100%"/>
    </style:style>
    <style:style style:name="P13" style:family="paragraph" style:parent-style-name="Heading_20_2">
      <style:paragraph-properties fo:padding="0in" fo:border="none"/>
    </style:style>
    <style:style style:name="P14" style:family="paragraph" style:parent-style-name="Heading_20_3">
      <style:paragraph-properties fo:padding="0in" fo:border="none"/>
    </style:style>
    <style:style style:name="P15" style:family="paragraph" style:parent-style-name="Title">
      <style:paragraph-properties fo:line-height="100%" fo:padding="0in" fo:border="none"/>
    </style:style>
    <style:style style:name="T1" style:family="text">
      <style:text-properties style:font-name="Open Sans" style:font-name-asian="Open Sans1" style:font-name-complex="Open Sans1"/>
    </style:style>
    <style:style style:name="T2" style:family="text">
      <style:text-properties style:font-name="Open Sans" fo:font-weight="normal" style:font-name-asian="Open Sans1" style:font-weight-asian="normal" style:font-name-complex="Open Sans1"/>
    </style:style>
    <style:style style:name="T3" style:family="text">
      <style:text-properties style:font-name="Open Sans" fo:font-style="italic" fo:font-weight="normal" style:font-name-asian="Open Sans1" style:font-style-asian="italic" style:font-weight-asian="normal" style:font-name-complex="Open Sans1"/>
    </style:style>
    <style:style style:name="T4" style:family="text">
      <style:text-properties style:font-name="Open Sans" fo:font-size="12pt" fo:font-style="italic" fo:font-weight="normal" style:font-name-asian="Open Sans1" style:font-size-asian="12pt" style:font-style-asian="italic" style:font-weight-asian="normal" style:font-name-complex="Open Sans1" style:font-size-complex="12pt"/>
    </style:style>
    <style:style style:name="T5" style:family="text">
      <style:text-properties style:font-name="Open Sans" fo:font-size="10.5pt" style:font-name-asian="Open Sans1" style:font-size-asian="10.5pt" style:font-name-complex="Open Sans1" style:font-size-complex="10.5pt" fo:background-color="#ffffff"/>
    </style:style>
    <style:style style:name="T6" style:family="text">
      <style:text-properties style:font-name="Open Sans" fo:font-weight="bold" style:font-name-asian="Open Sans1" style:font-weight-asian="bold" style:font-name-complex="Open Sans1"/>
    </style:style>
    <style:style style:name="T7" style:family="text">
      <style:text-properties fo:color="#000000" style:font-name="Open Sans" style:font-name-asian="Open Sans1" style:font-name-complex="Open Sans1"/>
    </style:style>
    <style:style style:name="T8" style:family="text">
      <style:text-properties fo:color="#000000" style:font-name="Open Sans" fo:font-weight="bold" style:font-name-asian="Open Sans1" style:font-weight-asian="bold" style:font-name-complex="Open Sans1"/>
    </style:style>
    <style:style style:name="T9" style:family="text">
      <style:text-properties fo:color="#b7b7b7"/>
    </style:style>
    <style:style style:name="T10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<text:bookmark text:name="_x8fm1uorkbaw"/><text:span text:style-name="T1">Akpede Owens</text:span></text:p>
            <text:p text:style-name="P3"><text:span text:style-name="T1">Passionate Full-Stack Developer | Transforming Ideas into Seamless Solutions | Crafting Code with Precision and Purpose</text:span></text:p>
          </table:table-cell>
          <table:table-cell table:style-name="Table1.A1" office:value-type="string">
            <text:p text:style-name="P6"><text:span text:style-name="T7">1 Ebhodaghe street, off uwagboe, off ugbowo street Eghor, Benin city, </text:span></text:p>
            <text:p text:style-name="P6"><text:span text:style-name="T7">Edo State, Nigeria</text:span></text:p>
            <text:p text:style-name="P6"><text:span text:style-name="T8">+2348073217962</text:span></text:p>
            <text:p text:style-name="P6"><text:span text:style-name="T8">owens94819@gmail.com</text:span></text:p>
          </table:table-cell>
        </table:table-row>
        <table:table-row table:style-name="Table1.2">
          <table:table-cell table:style-name="Table1.A1" office:value-type="string">
            <text:p text:style-name="P11"><text:bookmark text:name="_y7d3xdxnr44m"/>EXPERIENCE</text:p>
            <text:p text:style-name="P13"><text:bookmark text:name="_rfgvkg2ifhfd"/><text:span text:style-name="T1">Aidaxcarus</text:span><text:span text:style-name="T7">, </text:span><text:span text:style-name="T2">Benin City, Nigeria — </text:span><text:span text:style-name="T3">Chief Technology Officer</text:span></text:p>
            <text:p text:style-name="P14"><text:bookmark text:name="_n64fgzu3lwuy"/>2023 <text:s/>- PRESENT</text:p>
            <text:p text:style-name="P9"><text:span text:style-name="T5">I worked as a Chief Technology Officer and a full-stack developer.</text:span></text:p>
            <text:p text:style-name="P11"><text:bookmark text:name="_yk8luflkpwij"/>EDUCATION</text:p>
            <text:p text:style-name="P13"><text:bookmark text:name="_6wymnhinx9q5"/><text:span text:style-name="T1">Praise College, </text:span><text:span text:style-name="T2">Benin City, Nigeria— </text:span><text:span text:style-name="T3">Secondary</text:span></text:p>
            <text:p text:style-name="P14"><text:bookmark text:name="_7vtcyzeczjot"/>2014 <text:s/>- 2020</text:p>
            <text:p text:style-name="P13"><text:bookmark text:name="_czfiadnsgnzp"/><text:span text:style-name="T1">FENOSA Rangers Academy, </text:span><text:span text:style-name="T2">Benin City, Nigeria — </text:span><text:span text:style-name="T3">Primary</text:span></text:p>
            <text:p text:style-name="P14"><text:bookmark text:name="_miiyt1y6sl7g"/>2005 <text:s/>- 2012</text:p>
            <text:p text:style-name="P3"/>
            <text:p text:style-name="P12"><text:bookmark text:name="_jujmufclxdts"/><text:span text:style-name="T1">West African Senior Certificate in Education (WASSCE)</text:span></text:p>
            <text:p text:style-name="Heading_20_3"><text:bookmark text:name="_z24hoqfqm6ri"/>2020</text:p>
            <text:p text:style-name="P11"><text:bookmark text:name="_jhv78pp9wtzd"/>PROJECTS</text:p>
            <text:p text:style-name="P13"><text:bookmark text:name="_vm051rmyhoww"/><text:span text:style-name="T1">WhatColour</text:span></text:p>
            <text:p text:style-name="P2"><text:span text:style-name="T1">An AI application that recommends color schemes based on prompts.</text:span></text:p>
            <text:p text:style-name="P2"><text:span text:style-name="T6">Technologies Used:</text:span><text:span text:style-name="T1"> HTML, CSS, JavaScript, Node.js, Gemini AI</text:span></text:p>
            <text:p text:style-name="Heading_20_2"><text:bookmark text:name="_i52frjhmjo52"/><text:span text:style-name="T1">We-Page </text:span></text:p>
            <text:p text:style-name="Standard"><text:span text:style-name="T1">An application for building and designing portfolios and blogs.</text:span></text:p>
            <text:p text:style-name="Standard"><text:span text:style-name="T6">Technologies Used:</text:span><text:span text:style-name="T1"> HTML, CSS, JavaScript, Node.js, Firebase, Github API</text:span></text:p>
            <text:p text:style-name="Heading_20_2"><text:bookmark text:name="_96ja9ke9s0x2"/><text:span text:style-name="T1">We-Quiz </text:span></text:p>
            <text:p text:style-name="Standard"><text:span text:style-name="T1">A quiz application where students can compete or challenge others across the world.</text:span></text:p>
            <text:p text:style-name="Standard"><text:span text:style-name="T6">Technologies Used:</text:span><text:span text:style-name="T1"> HTML, CSS, JavaScript, Node.js, XJSX</text:span></text:p>
            <text:p text:style-name="Heading_20_2"><text:bookmark text:name="_yysxyzllz9mw"/><text:span text:style-name="T1">XJSX </text:span></text:p>
            <text:p text:style-name="Standard"><text:span text:style-name="T1">A JavaScript framework for simplifying HTML coding.</text:span></text:p>
            <text:p text:style-name="Standard"><text:span text:style-name="T6">Technologies Used:</text:span><text:span text:style-name="T1"> <text:s/>JavaScript, ECMAScript 3 (ES3)</text:span></text:p>
            <text:p text:style-name="Heading_20_2"><text:bookmark text:name="_beqvnc67zip"/><text:span text:style-name="T1">Canvas</text:span></text:p>
            <text:p text:style-name="Standard"><text:span text:style-name="T1">An application for creating and designing postal cards and logos.</text:span></text:p>
            <text:p text:style-name="Standard"><text:span text:style-name="T6">Technologies Used:</text:span><text:span text:style-name="T1"> <text:s/>HTML, CSS, JavaScript</text:span></text:p>
          </table:table-cell>
          <table:table-cell table:style-name="Table1.A1" office:value-type="string">
            <text:p text:style-name="P11"><text:bookmark text:name="_ca0awj8022e2"/>SKILLS</text:p>
            <text:p text:style-name="P4"/>
            <text:p text:style-name="P3"><text:span text:style-name="T6">Web Design/ Development (Full stack Developer), Graphics Design, Video</text:span></text:p>
            <text:p text:style-name="P3"><text:span text:style-name="T6">editor, Proficiency in Microsoft Packages.</text:span></text:p>
            <text:p text:style-name="P5"/>
            <text:p text:style-name="Heading_20_1"><text:bookmark text:name="_ob348clc47j1"/>PROGRAMMING LANGUAGES</text:p>
            <text:p text:style-name="P4"/>
            <text:p text:style-name="P3"><text:span text:style-name="T6">JavaScript</text:span><text:span text:style-name="T1">, </text:span><text:span text:style-name="T6">HTML</text:span><text:span text:style-name="T1">, </text:span><text:span text:style-name="T6">CSS</text:span><text:span text:style-name="T1">, </text:span><text:span text:style-name="T6">PHP</text:span><text:span text:style-name="T1">, </text:span><text:span text:style-name="T6">MySQL</text:span><text:span text:style-name="T1">, </text:span><text:span text:style-name="T6">Java</text:span><text:span text:style-name="T1">, </text:span><text:span text:style-name="T6">Bash</text:span><text:span text:style-name="T1">, </text:span><text:span text:style-name="T6">Ruby on Rails</text:span><text:span text:style-name="T1">, </text:span><text:span text:style-name="T6">Node.js</text:span><text:span text:style-name="T1">, </text:span><text:span text:style-name="T6">React</text:span><text:span text:style-name="T1">, </text:span><text:span text:style-name="T6">Vue.js</text:span><text:span text:style-name="T1">, </text:span><text:span text:style-name="T6">XJSX</text:span><text:span text:style-name="T1">,</text:span><text:span text:style-name="T6"> C#</text:span><text:span text:style-name="T1">, </text:span><text:span text:style-name="T6">Regular Expressions (RegEx)</text:span></text:p>
            <text:p text:style-name="P11"><text:bookmark text:name="_tuxh7mwdaxox"/>AWARDS</text:p>
            <text:p text:style-name="Standard"><text:span text:style-name="T6">Earned the Project IDX User badge - Jul 25, 2024<text:tab/></text:span></text:p>
            <text:p text:style-name="Standard"><text:span text:style-name="T6">Earned the Google Cloud Skills Boost badge - Jul 23, 2024<text:tab/><text:tab/></text:span></text:p>
            <text:p text:style-name="Standard"><text:span text:style-name="T6">Earned the Google Cloud Innovator badge - Jul 23, 2024<text:tab/><text:tab/></text:span></text:p>
            <text:p text:style-name="Standard"><text:span text:style-name="T6">Earned the Firebase Data Connect Private Preview Program badge - Jul 23, 2024<text:tab/><text:tab/></text:span></text:p>
            <text:p text:style-name="Standard"><text:span text:style-name="T6">Earned the Building for tomorrow with the Gemini API badge - Jul 12, 2024</text:span></text:p>
            <text:p text:style-name="P7"/>
            <text:p text:style-name="P11"><text:bookmark text:name="_cxxkes25b26"/>LANGUAGES</text:p>
            <text:p text:style-name="P8"><text:span text:style-name="T1">Fluent in both the English language and Nigerian local English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 fo:break-before="auto" fo:break-after="auto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keep-together="always" fo:break-before="auto" fo:break-after="auto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loext:contextual-spacing="false" fo:line-height="100%" fo:keep-together="always" fo:break-before="auto" fo:break-after="auto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false" fo:line-height="100%" fo:break-before="auto" fo:break-after="auto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15%" fo:break-before="auto" fo:break-after="auto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92in" fo:margin-left="0in" fo:margin-right="0in" fo:margin-top="0.0598in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46" meta:word-count="279" meta:character-count="1896" meta:non-whitespace-character-count="1645"/>
    <meta:generator>LibreOfficeDev/6.0.5.2$Linux_X86_64 LibreOffice_project/</meta:generator>
  </office:meta>
</office:document-meta>
</file>